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c0c0c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1.5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stroke="none" svg:stroke-color="#000000" draw:fill="none" draw:fill-color="#ffffff" fo:min-height="2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7" style:family="graphic" style:parent-style-name="standard">
      <style:graphic-properties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size-complex="18pt"/>
    </style:style>
    <style:style style:name="P3" style:family="paragraph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style:use-window-font-color="tru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9.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12.5cm" svg:x="4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9cm" svg:height="8.2cm" svg:x="1cm" svg:y="20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20.5cm" svg:x2="20cm" svg:y2="20.5cm">
          <text:p/>
        </draw:line>
        <draw:frame draw:style-name="gr5" draw:text-style-name="P2" draw:layer="layout" svg:width="4.884cm" svg:height="1.75cm" svg:x="15.116cm" svg:y="20.45cm">
          <draw:text-box>
            <text:p text:style-name="P2"><text:span text:style-name="T1">CYTOPLASME</text:span></text:p>
          </draw:text-box>
        </draw:frame>
        <draw:frame draw:style-name="gr6" draw:text-style-name="P2" draw:layer="layout" svg:width="3cm" svg:height="0.962cm" svg:x="17.286cm" svg:y="19.255cm">
          <draw:text-box>
            <text:p text:style-name="P2"><text:span text:style-name="T1">NOYAU</text:span></text:p>
          </draw:text-box>
        </draw:frame>
        <draw:frame draw:style-name="gr7" draw:text-style-name="P2" draw:layer="layout" svg:width="3.995cm" svg:height="1cm" svg:x="8.5cm" svg:y="7.5cm">
          <draw:text-box>
            <text:p><text:span text:style-name="T1">NUCLEOLE</text:span></text:p>
          </draw:text-box>
        </draw:frame>
        <draw:frame draw:style-name="gr8" draw:layer="layout" svg:width="5.5cm" svg:height="2.75cm" svg:x="1cm" svg:y="5cm">
          <draw:text-box>
            <text:p>Gènes des protéines ribosomiques</text:p>
          </draw:text-box>
        </draw:frame>
        <draw:frame draw:style-name="gr9" draw:layer="layout" svg:width="3cm" svg:height="1.75cm" svg:x="1cm" svg:y="16.25cm">
          <draw:text-box>
            <text:p>ARNm</text:p>
          </draw:text-box>
        </draw:frame>
        <draw:frame draw:style-name="gr10" draw:id="id1" draw:layer="layout" svg:width="2.5cm" svg:height="1.25cm" svg:x="1cm" svg:y="24.75cm">
          <draw:text-box>
            <text:p>ARNm</text:p>
          </draw:text-box>
        </draw:frame>
        <draw:frame draw:style-name="gr9" draw:id="id2" draw:layer="layout" svg:width="4.5cm" svg:height="1.75cm" svg:x="3.3cm" svg:y="21.75cm">
          <draw:text-box>
            <text:p>Protéines ribosomiques</text:p>
          </draw:text-box>
        </draw:frame>
        <draw:frame draw:style-name="gr11" draw:layer="layout" svg:width="4.5cm" svg:height="2.25cm" svg:x="3.3cm" svg:y="18cm">
          <draw:text-box>
            <text:p>Protéines ribosomiques</text:p>
          </draw:text-box>
        </draw:frame>
        <draw:frame draw:style-name="gr12" draw:layer="layout" svg:width="3.5cm" svg:height="1.5cm" svg:x="16.5cm" svg:y="5cm">
          <draw:text-box>
            <text:p>ADNr 5s</text:p>
          </draw:text-box>
        </draw:frame>
        <draw:frame draw:style-name="gr9" draw:layer="layout" svg:width="3cm" svg:height="1.75cm" svg:x="16.5cm" svg:y="16.25cm">
          <draw:text-box>
            <text:p>ARNr 5s</text:p>
          </draw:text-box>
        </draw:frame>
        <draw:line draw:style-name="gr13" draw:text-style-name="P1" draw:layer="layout" svg:x1="2cm" svg:y1="7.5cm" svg:x2="2cm" svg:y2="16cm">
          <text:p/>
        </draw:line>
        <draw:line draw:style-name="gr13" draw:text-style-name="P1" draw:layer="layout" svg:x1="2cm" svg:y1="17.5cm" svg:x2="2cm" svg:y2="24.5cm">
          <text:p/>
        </draw:line>
        <draw:line draw:style-name="gr13" draw:text-style-name="P1" draw:layer="layout" svg:x1="5.5cm" svg:y1="21.7cm" svg:x2="5.5cm" svg:y2="19.7cm">
          <text:p/>
        </draw:line>
        <draw:line draw:style-name="gr13" draw:text-style-name="P1" draw:layer="layout" svg:x1="18cm" svg:y1="6cm" svg:x2="18cm" svg:y2="16cm">
          <text:p/>
        </draw:line>
        <draw:connector draw:style-name="gr13" draw:text-style-name="P1" draw:layer="layout" draw:type="curve" svg:x1="3.5cm" svg:y1="25.375cm" svg:x2="5.55cm" svg:y2="23.5cm" draw:start-shape="id1" draw:start-glue-point="1" draw:end-shape="id2" draw:end-glue-point="2" svg:d="m3500 25375c1367 0 2050-625 2050-1875">
          <text:p/>
        </draw:connector>
        <draw:custom-shape draw:style-name="gr14" draw:text-style-name="P1" draw:layer="layout" svg:width="1.5cm" svg:height="1.5cm" svg:x="8.5cm" svg:y="17.5cm">
          <text:p text:style-name="P1">40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cm" svg:height="2cm" svg:x="10.5cm" svg:y="17cm">
          <text:p text:style-name="P1">60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5cm" svg:height="1.5cm" svg:x="8.5cm" svg:y="23.9cm">
          <text:p text:style-name="P1">40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cm" svg:height="2cm" svg:x="10.5cm" svg:y="23.6cm">
          <text:p text:style-name="P1">60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5cm" svg:y1="19cm" svg:x2="11.5cm" svg:y2="23.5cm">
          <text:p/>
        </draw:line>
        <draw:line draw:style-name="gr13" draw:text-style-name="P1" draw:layer="layout" svg:x1="9.2cm" svg:y1="19.1cm" svg:x2="9.2cm" svg:y2="23.6cm">
          <text:p/>
        </draw:line>
        <draw:line draw:style-name="gr13" draw:text-style-name="P1" draw:layer="layout" svg:x1="6.5cm" svg:y1="18.5cm" svg:x2="8.5cm" svg:y2="18.5cm">
          <text:p/>
        </draw:line>
        <draw:line draw:style-name="gr15" draw:text-style-name="P1" draw:layer="layout" svg:x1="6.2cm" svg:y1="10cm" svg:x2="13.2cm" svg:y2="10cm">
          <text:p/>
        </draw:line>
        <draw:custom-shape draw:style-name="gr16" draw:text-style-name="P1" draw:layer="layout" svg:width="1.5cm" svg:height="0.5cm" svg:x="6.7cm" svg:y="9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5cm" svg:height="0.5cm" svg:x="8.9cm" svg:y="9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cm" svg:height="0.5cm" svg:x="10cm" svg:y="9.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5cm" svg:height="1.25cm" svg:x="13.4cm" svg:y="9.5cm">
          <draw:text-box>
            <text:p text:style-name="P3"><text:span text:style-name="T2">ADNr</text:span></text:p>
          </draw:text-box>
        </draw:frame>
        <draw:line draw:style-name="gr15" draw:text-style-name="P1" draw:layer="layout" svg:x1="6.2cm" svg:y1="12.3cm" svg:x2="13.2cm" svg:y2="12.3cm">
          <text:p/>
        </draw:line>
        <draw:custom-shape draw:style-name="gr17" draw:text-style-name="P1" draw:layer="layout" svg:width="1.5cm" svg:height="0.5cm" svg:x="6.7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9cm" svg:y="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cm" svg:height="0.5cm" svg:x="10cm" svg:y="1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3cm" svg:height="1.25cm" svg:x="13.4cm" svg:y="11.7cm">
          <draw:text-box>
            <text:p text:style-name="P3"><text:span text:style-name="T2">Pré ARNr</text:span></text:p>
          </draw:text-box>
        </draw:frame>
        <draw:custom-shape draw:style-name="gr17" draw:text-style-name="P1" draw:layer="layout" svg:width="1.5cm" svg:height="0.5cm" svg:x="5.6cm" svg:y="1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9cm" svg:y="1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cm" svg:height="0.5cm" svg:x="10.4cm" svg:y="14.5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5cm" svg:y1="10.5cm" svg:x2="8.5cm" svg:y2="12cm">
          <text:p/>
        </draw:line>
        <draw:line draw:style-name="gr13" draw:text-style-name="P1" draw:layer="layout" svg:x1="8cm" svg:y1="12.5cm" svg:x2="6.5cm" svg:y2="14.5cm">
          <text:p/>
        </draw:line>
        <draw:line draw:style-name="gr13" draw:text-style-name="P1" draw:layer="layout" svg:x1="10.2cm" svg:y1="12.5cm" svg:x2="11.7cm" svg:y2="14.5cm">
          <text:p/>
        </draw:line>
        <draw:line draw:style-name="gr13" draw:text-style-name="P1" draw:layer="layout" svg:x1="6.5cm" svg:y1="15cm" svg:x2="9cm" svg:y2="17.5cm">
          <text:p/>
        </draw:line>
        <draw:line draw:style-name="gr13" draw:text-style-name="P1" draw:layer="layout" svg:x1="9cm" svg:y1="15cm" svg:x2="11.2cm" svg:y2="17cm">
          <text:p/>
        </draw:line>
        <draw:line draw:style-name="gr13" draw:text-style-name="P1" draw:layer="layout" svg:x1="11.5cm" svg:y1="15cm" svg:x2="11.5cm" svg:y2="17cm">
          <text:p/>
        </draw:line>
        <draw:frame draw:style-name="gr10" draw:layer="layout" svg:width="1.5cm" svg:height="1.25cm" svg:x="13.8cm" svg:y="16.3cm">
          <draw:text-box>
            <text:p>5S</text:p>
          </draw:text-box>
        </draw:frame>
        <draw:line draw:style-name="gr13" draw:text-style-name="P1" draw:layer="layout" svg:x1="9.1cm" svg:y1="12.5cm" svg:x2="9.1cm" svg:y2="14.5cm">
          <text:p/>
        </draw:line>
        <draw:line draw:style-name="gr13" draw:text-style-name="P1" draw:layer="layout" svg:x1="13.7cm" svg:y1="16.8cm" svg:x2="12.2cm" svg:y2="17.3cm">
          <text:p/>
        </draw:line>
        <draw:line draw:style-name="gr13" draw:text-style-name="P1" draw:layer="layout" svg:x1="16.8cm" svg:y1="16.8cm" svg:x2="14.8cm" svg:y2="16.8cm">
          <text:p/>
        </draw:line>
        <draw:frame draw:style-name="gr10" draw:text-style-name="P3" draw:layer="layout" svg:width="3.3cm" svg:height="1.25cm" svg:x="13.4cm" svg:y="14.2cm">
          <draw:text-box>
            <text:p text:style-name="P3"><text:span text:style-name="T2">ARNr</text:span></text:p>
          </draw:text-box>
        </draw:frame>
        <draw:frame draw:style-name="gr11" draw:layer="layout" svg:width="2.5cm" svg:height="2.25cm" svg:x="2.2cm" svg:y="9.5cm">
          <draw:text-box>
            <text:p>ARN pol II</text:p>
          </draw:text-box>
        </draw:frame>
        <draw:frame draw:style-name="gr8" draw:layer="layout" svg:width="2.5cm" svg:height="2.75cm" svg:x="18cm" svg:y="9.5cm">
          <draw:text-box>
            <text:p>ARN pol III</text:p>
          </draw:text-box>
        </draw:frame>
        <draw:frame draw:style-name="gr10" draw:layer="layout" svg:width="3.5cm" svg:height="1.25cm" svg:x="8.5cm" svg:y="10.7cm">
          <draw:text-box>
            <text:p>ARN pol 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 </meta:initial-creator>
    <meta:creation-date>2010-11-15T13:15:53</meta:creation-date>
    <dc:date>2010-11-15T14:37:11</dc:date>
    <dc:creator>Flo </dc:creator>
    <meta:editing-duration>PT01H06M02S</meta:editing-duration>
    <meta:editing-cycles>11</meta:editing-cycles>
    <meta:generator>OpenOffice.org/3.2$Linux OpenOffice.org_project/320m12$Build-9483</meta:generator>
    <meta:document-statistic meta:object-count="53"/>
  </office:meta>
</office:document-meta>
</file>